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166554" officeooo:paragraph-rsid="0016655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66554" officeooo:paragraph-rsid="00166554"/>
    </style:style>
    <style:style style:name="P3" style:family="paragraph" style:parent-style-name="Horizontal_20_Line">
      <style:text-properties style:font-name="Times New Roman" officeooo:paragraph-rsid="00166554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paragraph-rsid="0016655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paragraph-rsid="00166554"/>
    </style:style>
    <style:style style:name="P6" style:family="paragraph" style:parent-style-name="Standard">
      <style:paragraph-properties fo:text-align="start" style:justify-single-word="false"/>
      <style:text-properties officeooo:paragraph-rsid="0017ec7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officeooo:rsid="00166554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officeooo:rsid="00166554" style:font-size-asian="8pt" style:font-weight-asian="bold" style:font-size-complex="8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officeooo:rsid="0017ec73" style:font-size-asian="8pt" style:font-size-complex="8pt"/>
    </style:style>
    <style:style style:name="T7" style:family="text">
      <style:text-properties style:font-name="Times New Roman" fo:font-size="8pt" officeooo:rsid="00166554" style:font-size-asian="8pt" style:font-size-complex="8pt"/>
    </style:style>
    <style:style style:name="T8" style:family="text">
      <style:text-properties style:font-name="Times New Roman" fo:font-size="8pt" style:font-size-asian="8pt" style:font-size-complex="8pt"/>
    </style:style>
    <style:style style:name="T9" style:family="text">
      <style:text-properties officeooo:rsid="00166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-service for Reflective Documentation</text:p>
      <text:p text:style-name="P2"/>
      <text:p text:style-name="P3"><text:span text:style-name="T1">File structure of the src folder:</text:span></text:p>
      <text:p text:style-name="P4"><text:span text:style-name="T2">src/<text:tab/><text:tab/><text:tab/><text:tab/></text:span><text:span text:style-name="T3"># Main source code directory for the authentication service.</text:span></text:p>
      <text:p text:style-name="P5"><text:span text:style-name="T2">├── app.ts<text:tab/><text:tab/><text:tab/></text:span><text:span text:style-name="T3"># Sets up the main Express.js application, middlewares (CORS, JSON parsing), and integrates all API routes.</text:span></text:p>
      <text:p text:style-name="P5"><text:span text:style-name="T2">├── </text:span><text:span text:style-name="T4">config</text:span><text:span text:style-name="T2"><text:tab/><text:tab/><text:tab/></text:span><text:span text:style-name="T5"># Houses application configuration settings.</text:span></text:p>
      <text:p text:style-name="P5"><text:span text:style-name="T2">│ <text:s text:c="2"/>├── database.ts<text:tab/><text:tab/><text:tab/></text:span><text:span text:style-name="T3"># Manages the database connection (Prisma client setup and connection tests).</text:span></text:p>
      <text:p text:style-name="P5"><text:span text:style-name="T2">│ <text:s text:c="2"/>└── index.ts<text:tab/><text:tab/><text:tab/></text:span><text:span text:style-name="T3"># Centralized configuration hub, loading environment variables and defining app settings (ports, JWT expiry, email verification)</text:span>.</text:p>
      <text:p text:style-name="P5"><text:span text:style-name="T2">├── </text:span><text:span text:style-name="T4">controllers<text:tab/><text:tab/><text:tab/></text:span><text:span text:style-name="T5"># Handles incoming HTTP requests and orchestrates responses, interacting with services.</text:span></text:p>
      <text:p text:style-name="P5"><text:span text:style-name="T2">│ <text:s text:c="2"/>└── auth.controller.ts<text:tab/><text:tab/></text:span><text:span text:style-name="T3"># Contains logic for authentication endpoints: user registration, login, logout, password resets, and email verification.</text:span></text:p>
      <text:p text:style-name="P5"><text:span text:style-name="T2">├── </text:span><text:span text:style-name="T4">middlewares<text:tab/><text:tab/><text:tab/></text:span><text:span text:style-name="T5"># Express.js middleware functions to process requests before they reach route handlers.</text:span></text:p>
      <text:p text:style-name="P5"><text:span text:style-name="T2">│ <text:s text:c="2"/>├── auth.middleware.ts<text:tab/><text:tab/></text:span><text:span text:style-name="T3"># Verifies JWT tokens and attaches authenticated user data to the request object. Also includes authorization for roles.</text:span></text:p>
      <text:p text:style-name="P5"><text:span text:style-name="T2">│ <text:s text:c="2"/>├── error.middleware.ts<text:tab/><text:tab/></text:span><text:span text:style-name="T3"># Centralized error handling for the application, catching various errors and sending appropriate HTTP responses.</text:span></text:p>
      <text:p text:style-name="P5"><text:span text:style-name="T2">│ <text:s text:c="2"/>└── validation.middleware.ts<text:tab/></text:span><text:span text:style-name="T3"># Validates incoming request data (e.g., request body) against defined schemas using Joi.</text:span></text:p>
      <text:p text:style-name="P5"><text:span text:style-name="T2">├──</text:span><text:span text:style-name="T4"> models<text:tab/><text:tab/><text:tab/></text:span><text:span text:style-name="T5"># Defines data structures and types for entities, typically reflecting database schemas.</text:span></text:p>
      <text:p text:style-name="P5"><text:span text:style-name="T2">│ <text:s text:c="2"/>└── user.model.ts<text:tab/><text:tab/></text:span><text:span text:style-name="T3"># Defines the User interface and related types, extending Prisma's generated types for user data.</text:span></text:p>
      <text:p text:style-name="P5"><text:span text:style-name="T2">├── </text:span><text:span text:style-name="T4">routes<text:tab/><text:tab/><text:tab/></text:span><text:span text:style-name="T5"># Defines the API endpoints and maps them to controller functions.</text:span></text:p>
      <text:p text:style-name="P5"><text:span text:style-name="T2">│ <text:s text:c="2"/>├── auth.routes.ts<text:tab/><text:tab/></text:span><text:span text:style-name="T3"># Specific routes for all authentication-related operations (e.g., /register, /login, /me).</text:span></text:p>
      <text:p text:style-name="P5"><text:span text:style-name="T2">│ <text:s text:c="2"/>└── index.ts<text:tab/><text:tab/><text:tab/></text:span><text:span text:style-name="T3"># Aggregates and exports all route modules, mounting them under common API prefixes.</text:span></text:p>
      <text:p text:style-name="P5"><text:span text:style-name="T2">├── </text:span><text:span text:style-name="T4">services<text:tab/><text:tab/><text:tab/></text:span><text:span text:style-name="T5"># Encapsulates core business logic and interactions with data sources (e.g., database).</text:span></text:p>
      <text:p text:style-name="P5"><text:span text:style-name="T2">│ <text:s text:c="2"/>└── auth.service.ts<text:tab/><text:tab/></text:span><text:span text:style-name="T3"># Contains the main business logic for user management </text:span><text:span text:style-name="T6">like </text:span><text:span text:style-name="T3">password hashing, token generation, and user lifecycle operations.</text:span></text:p>
      <text:p text:style-name="P5"><text:span text:style-name="T2">├──</text:span><text:span text:style-name="T4"> types<text:tab/><text:tab/><text:tab/></text:span><text:span text:style-name="T5"># Custom TypeScript type definitions for better type safety.</text:span></text:p>
      <text:p text:style-name="P5"><text:span text:style-name="T2">│ <text:s text:c="2"/>├── express.d.ts<text:tab/><text:tab/><text:tab/></text:span><text:span text:style-name="T3"># Extends Express.js Request interface to include custom properties like `req.user`.</text:span></text:p>
      <text:p text:style-name="P5"><text:span text:style-name="T2">│ <text:s text:c="2"/>└── index.ts<text:tab/><text:tab/><text:tab/></text:span><text:span text:style-name="T3"># Contains common, application-wide TypeScript interfaces and types, such as JwtPayload and AuthResponse.</text:span></text:p>
      <text:p text:style-name="P5"><text:span text:style-name="T2">└─</text:span><text:span text:style-name="T4">─ utils<text:tab/><text:tab/><text:tab/><text:tab/></text:span><text:span text:style-name="T5"># Collection of utility functions that provide reusable logic.</text:span></text:p>
      <text:p text:style-name="P5"><text:span text:style-name="T2"><text:s text:c="4"/>├── catchAsync.ts<text:tab/><text:tab/></text:span><text:span text:style-name="T3"># A higher-order function to gracefully handle asynchronous errors in Express.js route handlers.</text:span></text:p>
      <text:p text:style-name="P5"><text:span text:style-name="T2"><text:s text:c="4"/>├── errors.ts<text:tab/><text:tab/><text:tab/></text:span><text:span text:style-name="T3"># Defines custom error classes (e.g., ApiError, NotFoundError) for consistent API error responses.</text:span></text:p>
      <text:p text:style-name="P5"><text:span text:style-name="T2"><text:s text:c="4"/>├── jwt.ts<text:tab/><text:tab/><text:tab/></text:span><text:span text:style-name="T3"># Provides functions for generating and verifying JSON Web Tokens (JWTs).</text:span></text:p>
      <text:p text:style-name="P5"><text:span text:style-name="T2"><text:s text:c="4"/>├── logger.ts<text:tab/><text:tab/><text:tab/></text:span><text:span text:style-name="T3"># Configures and exports a centralized logging utility (Pino) for application events and errors.</text:span></text:p>
      <text:p text:style-name="P5"><text:span text:style-name="T2"><text:s text:c="4"/>├── password.ts<text:tab/><text:tab/><text:tab/></text:span><text:span text:style-name="T3"># Handles secure password operations like hashing (using Argon2) and verification.</text:span></text:p>
      <text:p text:style-name="P6"><text:span text:style-name="T7"><text:s text:c="4"/>└── validation-schemas.ts<text:tab/><text:tab/></text:span><text:span text:style-name="T8"># Defines Joi schemas for validating input data for various authentication operations (e.g., registration, login).</text:span><text:span text:style-name="T9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3:20:56.966606114</meta:creation-date>
    <dc:date>2025-05-23T13:42:46.446700915</dc:date>
    <meta:editing-duration>PT9M37S</meta:editing-duration>
    <meta:editing-cycles>1</meta:editing-cycles>
    <meta:document-statistic meta:table-count="0" meta:image-count="0" meta:object-count="0" meta:page-count="1" meta:paragraph-count="30" meta:word-count="429" meta:character-count="3180" meta:non-whitespace-character-count="2683"/>
    <meta:generator>LibreOffice/24.8.5.2$Linux_X86_64 LibreOffice_project/480$Build-2</meta:generator>
  </office:meta>
</office:document-meta>
</file>